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lpha-Beta Agent 1 – Scores</text:p>
          </table:table-cell>
          <table:table-cell table:number-columns-repeated="8"/>
        </table:table-row>
        <table:table-row table:style-name="ro1">
          <table:table-cell office:value-type="string">
            <text:p>Dept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22">
            <text:p>-2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20">
            <text:p>-20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2">
            <text:p>-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-6">
            <text:p>-6</text:p>
          </table:table-cell>
          <table:table-cell office:value-type="float" office:value="8">
            <text:p>8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12">
            <text:p>-12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Alpha-Beta Agent 2 – Scores</text:p>
          </table:table-cell>
          <table:table-cell table:number-columns-repeated="8"/>
        </table:table-row>
        <table:table-row table:style-name="ro1">
          <table:table-cell office:value-type="string">
            <text:p>Dept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  <table:table-cell office:value-type="float" office:value="-16">
            <text:p>-16</text:p>
          </table:table-cell>
          <table:table-cell office:value-type="float" office:value="-20">
            <text:p>-20</text:p>
          </table:table-cell>
          <table:table-cell table:number-columns-repeated="4" office:value-type="float" office:value="-34">
            <text:p>-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14">
            <text:p>-14</text:p>
          </table:table-cell>
          <table:table-cell office:value-type="float" office:value="-18">
            <text:p>-18</text:p>
          </table:table-cell>
          <table:table-cell office:value-type="float" office:value="-22">
            <text:p>-22</text:p>
          </table:table-cell>
          <table:table-cell office:value-type="float" office:value="-20">
            <text:p>-20</text:p>
          </table:table-cell>
          <table:table-cell table:number-columns-repeated="2" office:value-type="float" office:value="-34">
            <text:p>-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22">
            <text:p>-22</text:p>
          </table:table-cell>
          <table:table-cell office:value-type="float" office:value="-24">
            <text:p>-24</text:p>
          </table:table-cell>
          <table:table-cell table:number-columns-repeated="3" office:value-type="float" office:value="-22">
            <text:p>-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office:value-type="float" office:value="-20">
            <text:p>-20</text:p>
          </table:table-cell>
          <table:table-cell office:value-type="float" office:value="-26">
            <text:p>-26</text:p>
          </table:table-cell>
          <table:table-cell office:value-type="float" office:value="-22">
            <text:p>-22</text:p>
          </table:table-cell>
          <table:table-cell table:number-columns-repeated="2" office:value-type="float" office:value="-34">
            <text:p>-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34">
            <text:p>-34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-12">
            <text:p>-12</text:p>
          </table:table-cell>
          <table:table-cell office:value-type="float" office:value="-20">
            <text:p>-20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20">
            <text:p>-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0">
            <text:p>10</text:p>
          </table:table-cell>
          <table:table-cell office:value-type="float" office:value="-14">
            <text:p>-1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gent – Times</text:p>
          </table:table-cell>
          <table:table-cell table:number-columns-repeated="8"/>
        </table:table-row>
        <table:table-row table:style-name="ro1">
          <table:table-cell office:value-type="string">
            <text:p>Dept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B1</text:p>
          </table:table-cell>
          <table:table-cell office:value-type="float" office:value="0.411111">
            <text:p>0.411111</text:p>
          </table:table-cell>
          <table:table-cell table:number-columns-repeated="2" office:value-type="float" office:value="0.633333">
            <text:p>0.633333</text:p>
          </table:table-cell>
          <table:table-cell office:value-type="float" office:value="0.788889">
            <text:p>0.788889</text:p>
          </table:table-cell>
          <table:table-cell office:value-type="float" office:value="2.588889">
            <text:p>2.588889</text:p>
          </table:table-cell>
          <table:table-cell office:value-type="float" office:value="2.433333">
            <text:p>2.433333</text:p>
          </table:table-cell>
          <table:table-cell office:value-type="float" office:value="19.9">
            <text:p>19.9</text:p>
          </table:table-cell>
          <table:table-cell office:value-type="float" office:value="31.366667">
            <text:p>31.366667</text:p>
          </table:table-cell>
        </table:table-row>
        <table:table-row table:style-name="ro1">
          <table:table-cell office:value-type="string">
            <text:p>MM1</text:p>
          </table:table-cell>
          <table:table-cell office:value-type="float" office:value="0.414286">
            <text:p>0.414286</text:p>
          </table:table-cell>
          <table:table-cell office:value-type="float" office:value="0.671429">
            <text:p>0.671429</text:p>
          </table:table-cell>
          <table:table-cell office:value-type="float" office:value="0.828571">
            <text:p>0.828571</text:p>
          </table:table-cell>
          <table:table-cell office:value-type="float" office:value="1.671429">
            <text:p>1.671429</text:p>
          </table:table-cell>
          <table:table-cell office:value-type="float" office:value="28.3">
            <text:p>28.3</text:p>
          </table:table-cell>
          <table:table-cell office:value-type="float" office:value="128.957143">
            <text:p>128.957143</text:p>
          </table:table-cell>
          <table:table-cell table:number-columns-repeated="2"/>
        </table:table-row>
        <table:table-row table:style-name="ro1">
          <table:table-cell office:value-type="string">
            <text:p>AB2</text:p>
          </table:table-cell>
          <table:table-cell office:value-type="float" office:value="0.288889">
            <text:p>0.288889</text:p>
          </table:table-cell>
          <table:table-cell office:value-type="float" office:value="0.522222">
            <text:p>0.522222</text:p>
          </table:table-cell>
          <table:table-cell office:value-type="float" office:value="0.488889">
            <text:p>0.488889</text:p>
          </table:table-cell>
          <table:table-cell office:value-type="float" office:value="1.233333">
            <text:p>1.233333</text:p>
          </table:table-cell>
          <table:table-cell office:value-type="float" office:value="1.166667">
            <text:p>1.166667</text:p>
          </table:table-cell>
          <table:table-cell office:value-type="float" office:value="4.177778">
            <text:p>4.177778</text:p>
          </table:table-cell>
          <table:table-cell office:value-type="float" office:value="10.088889">
            <text:p>10.088889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string">
            <text:p>MM2</text:p>
          </table:table-cell>
          <table:table-cell office:value-type="float" office:value="0.328571">
            <text:p>0.328571</text:p>
          </table:table-cell>
          <table:table-cell office:value-type="float" office:value="0.7">
            <text:p>0.7</text:p>
          </table:table-cell>
          <table:table-cell office:value-type="float" office:value="0.728571">
            <text:p>0.728571</text:p>
          </table:table-cell>
          <table:table-cell office:value-type="float" office:value="10.985714">
            <text:p>10.985714</text:p>
          </table:table-cell>
          <table:table-cell office:value-type="float" office:value="16.142857">
            <text:p>16.142857</text:p>
          </table:table-cell>
          <table:table-cell office:value-type="float" office:value="218.442857">
            <text:p>218.44285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/>
          <table:table-cell>
            <draw:frame table:end-cell-address="Sheet2.I21" table:end-x="0.1154in" table:end-y="0.0402in" draw:z-index="0" draw:style-name="gr1" svg:width="6.2988in" svg:height="3.5429in" svg:x="0.0398in" svg:y="0.0394in">
              <draw:object draw:notify-on-update-of-ranges="Sheet1.A2:Sheet1.A2 Sheet1.B2:Sheet1.I2 Sheet1.A3:Sheet1.A3 Sheet1.B3:Sheet1.I3 Sheet1.A4:Sheet1.A4 Sheet1.B4:Sheet1.I4 Sheet1.A5:Sheet1.A5 Sheet1.B5:Sheet1.I5 Sheet1.A6:Sheet1.A6 Sheet1.B6:Sheet1.I6 Sheet1.A7:Sheet1.A7 Sheet1.B7:Sheet1.I7 Sheet1.A8:Sheet1.A8 Sheet1.B8:Sheet1.I8 Sheet1.A9:Sheet1.A9 Sheet1.B9:Sheet1.I9 Sheet1.A10:Sheet1.A10 Sheet1.B10:Sheet1.I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/>
          <table:table-cell>
            <draw:frame table:end-cell-address="Sheet3.I21" table:end-x="0.1154in" table:end-y="0.0402in" draw:z-index="0" draw:style-name="gr1" svg:width="6.2988in" svg:height="3.5429in" svg:x="0.0398in" svg:y="0.0394in">
              <draw:object draw:notify-on-update-of-ranges="Sheet1.A14:Sheet1.A14 Sheet1.B14:Sheet1.I14 Sheet1.A15:Sheet1.A15 Sheet1.B15:Sheet1.I15 Sheet1.A16:Sheet1.A16 Sheet1.B16:Sheet1.I16 Sheet1.A17:Sheet1.A17 Sheet1.B17:Sheet1.I17 Sheet1.A18:Sheet1.A18 Sheet1.B18:Sheet1.I18 Sheet1.A19:Sheet1.A19 Sheet1.B19:Sheet1.I19 Sheet1.A20:Sheet1.A20 Sheet1.B20:Sheet1.I20 Sheet1.A21:Sheet1.A21 Sheet1.B21:Sheet1.I21 Sheet1.A22:Sheet1.A22 Sheet1.B22:Sheet1.I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row table:style-name="ro1">
          <table:table-cell/>
          <table:table-cell>
            <draw:frame table:end-cell-address="Sheet4.I21" table:end-x="0.1154in" table:end-y="0.0402in" draw:z-index="0" draw:style-name="gr1" svg:width="6.2988in" svg:height="3.5429in" svg:x="0.0398in" svg:y="0.0394in">
              <draw:object draw:notify-on-update-of-ranges="Sheet1.A25:Sheet1.A25 Sheet1.B25:Sheet1.I25 Sheet1.A26:Sheet1.A26 Sheet1.B26:Sheet1.I26 Sheet1.A27:Sheet1.A27 Sheet1.B27:Sheet1.I27 Sheet1.A28:Sheet1.A28 Sheet1.B28:Sheet1.I28 Sheet1.A29:Sheet1.A29 Sheet1.B29:Sheet1.I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9/27/2012</text:date>, <text:time>07:5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gl </meta:initial-creator>
    <meta:creation-date>2012-09-27T07:20:59</meta:creation-date>
    <dc:date>2012-09-27T07:51:25</dc:date>
    <dc:creator>cgl </dc:creator>
    <meta:editing-duration>PT30M27S</meta:editing-duration>
    <meta:editing-cycles>6</meta:editing-cycles>
    <meta:generator>LibreOffice/3.3$Unix LibreOffice_project/330m19$Build-401</meta:generator>
    <meta:printed-by>cgl </meta:printed-by>
    <meta:print-date>2012-09-27T07:51:23</meta:print-date>
    <meta:document-statistic meta:table-count="4" meta:cell-count="2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Alpha Beta - Agent 1</text:p>
        </chart:title>
        <chart:legend chart:legend-position="end" svg:x="15.006cm" svg:y="2.63cm" chart:style-name="ch3"/>
        <chart:plot-area chart:style-name="ch4" table:cell-range-address="Sheet1.A2:Sheet1.I10" chart:data-source-has-labels="both" svg:x="0.77cm" svg:y="1.635cm" svg:width="13.596cm" svg:height="6.765cm">
          <chartooo:coordinate-region svg:x="1.497cm" svg:y="1.835cm" svg:width="12.775cm" svg:height="6.366cm"/>
          <chart:axis chart:dimension="x" chart:name="primary-x" chart:style-name="ch5">
            <chart:categories table:cell-range-address="Sheet1.B2:Sheet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I3" chart:label-cell-address="Sheet1.A3:Sheet1.A3" chart:class="chart:line">
            <chart:data-point chart:repeated="8"/>
          </chart:series>
          <chart:series chart:style-name="ch8" chart:values-cell-range-address="Sheet1.B4:Sheet1.I4" chart:label-cell-address="Sheet1.A4:Sheet1.A4" chart:class="chart:line">
            <chart:data-point chart:repeated="8"/>
          </chart:series>
          <chart:series chart:style-name="ch9" chart:values-cell-range-address="Sheet1.B5:Sheet1.I5" chart:label-cell-address="Sheet1.A5:Sheet1.A5" chart:class="chart:line">
            <chart:data-point chart:repeated="8"/>
          </chart:series>
          <chart:series chart:style-name="ch10" chart:values-cell-range-address="Sheet1.B6:Sheet1.I6" chart:label-cell-address="Sheet1.A6:Sheet1.A6" chart:class="chart:line">
            <chart:data-point chart:repeated="8"/>
          </chart:series>
          <chart:series chart:style-name="ch11" chart:values-cell-range-address="Sheet1.B7:Sheet1.I7" chart:label-cell-address="Sheet1.A7:Sheet1.A7" chart:class="chart:line">
            <chart:data-point chart:repeated="8"/>
          </chart:series>
          <chart:series chart:style-name="ch12" chart:values-cell-range-address="Sheet1.B8:Sheet1.I8" chart:label-cell-address="Sheet1.A8:Sheet1.A8" chart:class="chart:line">
            <chart:data-point chart:repeated="8"/>
          </chart:series>
          <chart:series chart:style-name="ch13" chart:values-cell-range-address="Sheet1.B9:Sheet1.I9" chart:label-cell-address="Sheet1.A9:Sheet1.A9" chart:class="chart:line">
            <chart:data-point chart:repeated="8"/>
          </chart:series>
          <chart:series chart:style-name="ch14" chart:values-cell-range-address="Sheet1.B10:Sheet1.I10" chart:label-cell-address="Sheet1.A10:Sheet1.A10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2:Sheet1.I2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:Sheet1.A3</svg:desc>
                </draw:g>
              </table:table-cell>
              <table:table-cell office:value-type="float" office:value="8">
                <text:p>8</text:p>
                <draw:g>
                  <svg:desc>Sheet1.B3:Sheet1.I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22">
                <text:p>-22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-16">
                <text:p>-16</text:p>
              </table:table-cell>
              <table:table-cell office:value-type="float" office:value="-20">
                <text:p>-2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</text:p>
                <draw:g>
                  <svg:desc>Sheet1.A4:Sheet1.A4</svg:desc>
                </draw:g>
              </table:table-cell>
              <table:table-cell office:value-type="float" office:value="2">
                <text:p>2</text:p>
                <draw:g>
                  <svg:desc>Sheet1.B4:Sheet1.I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</text:p>
                <draw:g>
                  <svg:desc>Sheet1.A5:Sheet1.A5</svg:desc>
                </draw:g>
              </table:table-cell>
              <table:table-cell office:value-type="float" office:value="16">
                <text:p>16</text:p>
                <draw:g>
                  <svg:desc>Sheet1.B5:Sheet1.I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  <draw:g>
                  <svg:desc>Sheet1.A6:Sheet1.A6</svg:desc>
                </draw:g>
              </table:table-cell>
              <table:table-cell office:value-type="float" office:value="20">
                <text:p>20</text:p>
                <draw:g>
                  <svg:desc>Sheet1.B6:Sheet1.I6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  <draw:g>
                  <svg:desc>Sheet1.A7:Sheet1.A7</svg:desc>
                </draw:g>
              </table:table-cell>
              <table:table-cell office:value-type="float" office:value="34">
                <text:p>34</text:p>
                <draw:g>
                  <svg:desc>Sheet1.B7:Sheet1.I7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  <draw:g>
                  <svg:desc>Sheet1.A8:Sheet1.A8</svg:desc>
                </draw:g>
              </table:table-cell>
              <table:table-cell office:value-type="float" office:value="24">
                <text:p>24</text:p>
                <draw:g>
                  <svg:desc>Sheet1.B8:Sheet1.I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  <draw:g>
                  <svg:desc>Sheet1.A9:Sheet1.A9</svg:desc>
                </draw:g>
              </table:table-cell>
              <table:table-cell office:value-type="float" office:value="34">
                <text:p>34</text:p>
                <draw:g>
                  <svg:desc>Sheet1.B9:Sheet1.I9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  <draw:g>
                  <svg:desc>Sheet1.A10:Sheet1.A10</svg:desc>
                </draw:g>
              </table:table-cell>
              <table:table-cell office:value-type="float" office:value="34">
                <text:p>34</text:p>
                <draw:g>
                  <svg:desc>Sheet1.B10:Sheet1.I1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Alpha Beta - Agent 2</text:p>
        </chart:title>
        <chart:legend chart:legend-position="end" svg:x="15.006cm" svg:y="2.63cm" chart:style-name="ch3"/>
        <chart:plot-area chart:style-name="ch4" table:cell-range-address="Sheet1.A14:Sheet1.I22" chart:data-source-has-labels="both" svg:x="0.77cm" svg:y="1.635cm" svg:width="13.596cm" svg:height="6.765cm">
          <chartooo:coordinate-region svg:x="1.497cm" svg:y="1.835cm" svg:width="12.775cm" svg:height="6.366cm"/>
          <chart:axis chart:dimension="x" chart:name="primary-x" chart:style-name="ch5">
            <chart:categories table:cell-range-address="Sheet1.B14:Sheet1.I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I15" chart:label-cell-address="Sheet1.A15:Sheet1.A15" chart:class="chart:line">
            <chart:data-point chart:repeated="8"/>
          </chart:series>
          <chart:series chart:style-name="ch8" chart:values-cell-range-address="Sheet1.B16:Sheet1.I16" chart:label-cell-address="Sheet1.A16:Sheet1.A16" chart:class="chart:line">
            <chart:data-point chart:repeated="8"/>
          </chart:series>
          <chart:series chart:style-name="ch9" chart:values-cell-range-address="Sheet1.B17:Sheet1.I17" chart:label-cell-address="Sheet1.A17:Sheet1.A17" chart:class="chart:line">
            <chart:data-point chart:repeated="8"/>
          </chart:series>
          <chart:series chart:style-name="ch10" chart:values-cell-range-address="Sheet1.B18:Sheet1.I18" chart:label-cell-address="Sheet1.A18:Sheet1.A18" chart:class="chart:line">
            <chart:data-point chart:repeated="8"/>
          </chart:series>
          <chart:series chart:style-name="ch11" chart:values-cell-range-address="Sheet1.B19:Sheet1.I19" chart:label-cell-address="Sheet1.A19:Sheet1.A19" chart:class="chart:line">
            <chart:data-point chart:repeated="8"/>
          </chart:series>
          <chart:series chart:style-name="ch12" chart:values-cell-range-address="Sheet1.B20:Sheet1.I20" chart:label-cell-address="Sheet1.A20:Sheet1.A20" chart:class="chart:line">
            <chart:data-point chart:repeated="8"/>
          </chart:series>
          <chart:series chart:style-name="ch13" chart:values-cell-range-address="Sheet1.B21:Sheet1.I21" chart:label-cell-address="Sheet1.A21:Sheet1.A21" chart:class="chart:line">
            <chart:data-point chart:repeated="8"/>
          </chart:series>
          <chart:series chart:style-name="ch14" chart:values-cell-range-address="Sheet1.B22:Sheet1.I22" chart:label-cell-address="Sheet1.A22:Sheet1.A22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4:Sheet1.I14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15:Sheet1.A15</svg:desc>
                </draw:g>
              </table:table-cell>
              <table:table-cell office:value-type="float" office:value="-8">
                <text:p>-8</text:p>
                <draw:g>
                  <svg:desc>Sheet1.B15:Sheet1.I15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-16">
                <text:p>-16</text:p>
              </table:table-cell>
              <table:table-cell office:value-type="float" office:value="-20">
                <text:p>-20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</text:p>
                <draw:g>
                  <svg:desc>Sheet1.A16:Sheet1.A16</svg:desc>
                </draw:g>
              </table:table-cell>
              <table:table-cell office:value-type="float" office:value="4">
                <text:p>4</text:p>
                <draw:g>
                  <svg:desc>Sheet1.B16:Sheet1.I16</svg:desc>
                </draw:g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  <table:table-cell office:value-type="float" office:value="-18">
                <text:p>-18</text:p>
              </table:table-cell>
              <table:table-cell office:value-type="float" office:value="-22">
                <text:p>-22</text:p>
              </table:table-cell>
              <table:table-cell office:value-type="float" office:value="-20">
                <text:p>-20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3</text:p>
                <draw:g>
                  <svg:desc>Sheet1.A17:Sheet1.A17</svg:desc>
                </draw:g>
              </table:table-cell>
              <table:table-cell office:value-type="float" office:value="22">
                <text:p>22</text:p>
                <draw:g>
                  <svg:desc>Sheet1.B17:Sheet1.I17</svg:desc>
                </draw:g>
              </table:table-cell>
              <table:table-cell office:value-type="float" office:value="-8">
                <text:p>-8</text:p>
              </table:table-cell>
              <table:table-cell office:value-type="float" office:value="-20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-24">
                <text:p>-24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</text:p>
                <draw:g>
                  <svg:desc>Sheet1.A18:Sheet1.A18</svg:desc>
                </draw:g>
              </table:table-cell>
              <table:table-cell office:value-type="float" office:value="10">
                <text:p>10</text:p>
                <draw:g>
                  <svg:desc>Sheet1.B18:Sheet1.I18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  <table:table-cell office:value-type="float" office:value="-22">
                <text:p>-22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</text:p>
                <draw:g>
                  <svg:desc>Sheet1.A19:Sheet1.A19</svg:desc>
                </draw:g>
              </table:table-cell>
              <table:table-cell office:value-type="float" office:value="8">
                <text:p>8</text:p>
                <draw:g>
                  <svg:desc>Sheet1.B19:Sheet1.I1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20">
                <text:p>-20</text:p>
              </table:table-cell>
              <table:table-cell office:value-type="float" office:value="-34">
                <text:p>-3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</text:p>
                <draw:g>
                  <svg:desc>Sheet1.A20:Sheet1.A20</svg:desc>
                </draw:g>
              </table:table-cell>
              <table:table-cell office:value-type="float" office:value="16">
                <text:p>16</text:p>
                <draw:g>
                  <svg:desc>Sheet1.B20:Sheet1.I20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-20">
                <text:p>-2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7</text:p>
                <draw:g>
                  <svg:desc>Sheet1.A21:Sheet1.A21</svg:desc>
                </draw:g>
              </table:table-cell>
              <table:table-cell office:value-type="float" office:value="20">
                <text:p>20</text:p>
                <draw:g>
                  <svg:desc>Sheet1.B21:Sheet1.I21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</text:p>
                <draw:g>
                  <svg:desc>Sheet1.A22:Sheet1.A22</svg:desc>
                </draw:g>
              </table:table-cell>
              <table:table-cell office:value-type="float" office:value="22">
                <text:p>22</text:p>
                <draw:g>
                  <svg:desc>Sheet1.B22:Sheet1.I22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">
                <text:p>10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1cm" svg:y="0.316cm" chart:style-name="ch2">
          <text:p>Search Times</text:p>
        </chart:title>
        <chart:legend chart:legend-position="end" svg:x="14.424cm" svg:y="3.53cm" chart:style-name="ch3"/>
        <chart:plot-area chart:style-name="ch4" table:cell-range-address="Sheet1.A25:Sheet1.I29" chart:data-source-has-labels="both" svg:x="0.77cm" svg:y="1.635cm" svg:width="13.014cm" svg:height="6.765cm">
          <chartooo:coordinate-region svg:x="1.762cm" svg:y="1.835cm" svg:width="11.928cm" svg:height="5.918cm"/>
          <chart:axis chart:dimension="x" chart:name="primary-x" chart:style-name="ch5">
            <chart:categories table:cell-range-address="Sheet1.B25:Sheet1.I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6:Sheet1.I26" chart:label-cell-address="Sheet1.A26:Sheet1.A26" chart:class="chart:line">
            <chart:data-point chart:repeated="8"/>
          </chart:series>
          <chart:series chart:style-name="ch9" chart:values-cell-range-address="Sheet1.B27:Sheet1.I27" chart:label-cell-address="Sheet1.A27:Sheet1.A27" chart:class="chart:line">
            <chart:data-point chart:repeated="8"/>
          </chart:series>
          <chart:series chart:style-name="ch10" chart:values-cell-range-address="Sheet1.B28:Sheet1.I28" chart:label-cell-address="Sheet1.A28:Sheet1.A28" chart:class="chart:line">
            <chart:data-point chart:repeated="8"/>
          </chart:series>
          <chart:series chart:style-name="ch11" chart:values-cell-range-address="Sheet1.B29:Sheet1.I29" chart:label-cell-address="Sheet1.A29:Sheet1.A2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25:Sheet1.I25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AB1</text:p>
                <draw:g>
                  <svg:desc>Sheet1.A26:Sheet1.A26</svg:desc>
                </draw:g>
              </table:table-cell>
              <table:table-cell office:value-type="float" office:value="0.411111">
                <text:p>0.411111</text:p>
                <draw:g>
                  <svg:desc>Sheet1.B26:Sheet1.I26</svg:desc>
                </draw:g>
              </table:table-cell>
              <table:table-cell office:value-type="float" office:value="0.633333">
                <text:p>0.633333</text:p>
              </table:table-cell>
              <table:table-cell office:value-type="float" office:value="0.633333">
                <text:p>0.633333</text:p>
              </table:table-cell>
              <table:table-cell office:value-type="float" office:value="0.788889">
                <text:p>0.788889</text:p>
              </table:table-cell>
              <table:table-cell office:value-type="float" office:value="2.588889">
                <text:p>2.588889</text:p>
              </table:table-cell>
              <table:table-cell office:value-type="float" office:value="2.433333">
                <text:p>2.433333</text:p>
              </table:table-cell>
              <table:table-cell office:value-type="float" office:value="19.9">
                <text:p>19.9</text:p>
              </table:table-cell>
              <table:table-cell office:value-type="float" office:value="31.366667">
                <text:p>31.366667</text:p>
              </table:table-cell>
            </table:table-row>
            <table:table-row>
              <table:table-cell office:value-type="string">
                <text:p>MM1</text:p>
                <draw:g>
                  <svg:desc>Sheet1.A27:Sheet1.A27</svg:desc>
                </draw:g>
              </table:table-cell>
              <table:table-cell office:value-type="float" office:value="0.414286">
                <text:p>0.414286</text:p>
                <draw:g>
                  <svg:desc>Sheet1.B27:Sheet1.I27</svg:desc>
                </draw:g>
              </table:table-cell>
              <table:table-cell office:value-type="float" office:value="0.671429">
                <text:p>0.671429</text:p>
              </table:table-cell>
              <table:table-cell office:value-type="float" office:value="0.828571">
                <text:p>0.828571</text:p>
              </table:table-cell>
              <table:table-cell office:value-type="float" office:value="1.671429">
                <text:p>1.671429</text:p>
              </table:table-cell>
              <table:table-cell office:value-type="float" office:value="28.3">
                <text:p>28.3</text:p>
              </table:table-cell>
              <table:table-cell office:value-type="float" office:value="128.957143">
                <text:p>128.9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B2</text:p>
                <draw:g>
                  <svg:desc>Sheet1.A28:Sheet1.A28</svg:desc>
                </draw:g>
              </table:table-cell>
              <table:table-cell office:value-type="float" office:value="0.288889">
                <text:p>0.288889</text:p>
                <draw:g>
                  <svg:desc>Sheet1.B28:Sheet1.I28</svg:desc>
                </draw:g>
              </table:table-cell>
              <table:table-cell office:value-type="float" office:value="0.522222">
                <text:p>0.522222</text:p>
              </table:table-cell>
              <table:table-cell office:value-type="float" office:value="0.488889">
                <text:p>0.488889</text:p>
              </table:table-cell>
              <table:table-cell office:value-type="float" office:value="1.233333">
                <text:p>1.233333</text:p>
              </table:table-cell>
              <table:table-cell office:value-type="float" office:value="1.166667">
                <text:p>1.166667</text:p>
              </table:table-cell>
              <table:table-cell office:value-type="float" office:value="4.177778">
                <text:p>4.177778</text:p>
              </table:table-cell>
              <table:table-cell office:value-type="float" office:value="10.088889">
                <text:p>10.08888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MM2</text:p>
                <draw:g>
                  <svg:desc>Sheet1.A29:Sheet1.A29</svg:desc>
                </draw:g>
              </table:table-cell>
              <table:table-cell office:value-type="float" office:value="0.328571">
                <text:p>0.328571</text:p>
                <draw:g>
                  <svg:desc>Sheet1.B29:Sheet1.I29</svg:desc>
                </draw:g>
              </table:table-cell>
              <table:table-cell office:value-type="float" office:value="0.7">
                <text:p>0.7</text:p>
              </table:table-cell>
              <table:table-cell office:value-type="float" office:value="0.728571">
                <text:p>0.728571</text:p>
              </table:table-cell>
              <table:table-cell office:value-type="float" office:value="10.985714">
                <text:p>10.985714</text:p>
              </table:table-cell>
              <table:table-cell office:value-type="float" office:value="16.142857">
                <text:p>16.142857</text:p>
              </table:table-cell>
              <table:table-cell office:value-type="float" office:value="218.442857">
                <text:p>218.4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